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5ab769000" style:family="table" style:master-page-name="ta-mp-0x7f15ab769000">
      <style:table-properties table:display="true" style:writing-mode="lr-tb"/>
    </style:style>
    <style:style style:name="ta-0x7f15ab7691f0" style:family="table" style:master-page-name="ta-mp-0x7f15ab7691f0">
      <style:table-properties table:display="true" style:writing-mode="lr-tb"/>
    </style:style>
    <style:style style:name="ta-0x7f15ab7693e0" style:family="table" style:master-page-name="ta-mp-0x7f15ab7693e0">
      <style:table-properties table:display="true" style:writing-mode="lr-tb"/>
    </style:style>
    <style:style style:name="ta-0x7f15ab7695d0" style:family="table" style:master-page-name="ta-mp-0x7f15ab7695d0">
      <style:table-properties table:display="true" style:writing-mode="lr-tb"/>
    </style:style>
    <style:style style:name="ta-0x7f15ab7697c0" style:family="table" style:master-page-name="ta-mp-0x7f15ab7697c0">
      <style:table-properties table:display="true" style:writing-mode="lr-tb"/>
    </style:style>
    <style:style style:name="ta-0x7f15ab7699b0" style:family="table" style:master-page-name="ta-mp-0x7f15ab769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15ab78d6d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cd9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d80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d92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c2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6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edf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c3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04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7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e2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8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ea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78fa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e8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78f9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e5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cf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cc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d1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c4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c8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c6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ce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ca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78d3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d5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78d4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d2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de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e3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dd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db7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dc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eb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e14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e4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78e01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ef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78da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e7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ec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c5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e9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4e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3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78f2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1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cb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78c7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b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78fd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e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fadc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fadd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78ff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fade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fadf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15abfae0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fae1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fae2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fae4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fae5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5abfae6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5abfae7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8.25pt" style:use-optimal-column-width="true"/>
    </style:style>
    <style:style style:name="ACOL-2" style:family="table-column"/>
    <style:style style:name="ACOL-3" style:family="table-column">
      <style:table-column-properties style:column-width="125.25pt" style:use-optimal-column-width="true"/>
    </style:style>
    <style:style style:name="ACOL-4" style:family="table-column">
      <style:table-column-properties style:column-width="49.50pt" style:use-optimal-column-width="true"/>
    </style:style>
    <style:style style:name="ACOL-5" style:family="table-column">
      <style:table-column-properties style:column-width="545.25pt" style:use-optimal-column-width="true"/>
    </style:style>
    <style:style style:name="ACOL-6" style:family="table-column">
      <style:table-column-properties style:column-width="65.25pt" style:use-optimal-column-width="true"/>
    </style:style>
    <style:style style:name="ACOL-7" style:family="table-column">
      <style:table-column-properties style:column-width="119.25pt" style:use-optimal-column-width="true"/>
    </style:style>
    <style:style style:name="ACOL-8" style:family="table-column">
      <style:table-column-properties style:column-width="310.50pt" style:use-optimal-column-width="true"/>
    </style:style>
    <style:style style:name="ACOL-9" style:family="table-column">
      <style:table-column-properties style:column-width="151.50pt" style:use-optimal-column-width="true"/>
    </style:style>
    <style:style style:name="ACOL-10" style:family="table-column">
      <style:table-column-properties style:column-width="153.75pt" style:use-optimal-column-width="true"/>
    </style:style>
    <style:style style:name="ACOL-11" style:family="table-column">
      <style:table-column-properties style:column-width="97.50pt" style:use-optimal-column-width="true"/>
    </style:style>
    <style:style style:name="ACOL-12" style:family="table-column">
      <style:table-column-properties style:column-width="650.25pt" style:use-optimal-column-width="true"/>
    </style:style>
    <style:style style:name="ACOL-13" style:family="table-column">
      <style:table-column-properties style:column-width="429.75pt" style:use-optimal-column-width="true"/>
    </style:style>
    <style:style style:name="ACOL-14" style:family="table-column">
      <style:table-column-properties style:column-width="168.75pt" style:use-optimal-column-width="true"/>
    </style:style>
    <style:style style:name="ACOL-15" style:family="table-column">
      <style:table-column-properties style:column-width="636.00pt" style:use-optimal-column-width="true"/>
    </style:style>
    <style:style style:name="ACOL-16" style:family="table-column">
      <style:table-column-properties style:column-width="203.25pt" style:use-optimal-column-width="true"/>
    </style:style>
    <style:style style:name="ACOL-17" style:family="table-column">
      <style:table-column-properties style:column-width="144.7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15ab769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15ab78d6d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15ab78cd9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15ab78d800" office:value-type="string">
            <text:p>appLogin</text:p>
          </table:table-cell>
          <table:table-cell table:number-columns-repeated="127" table:style-name="Gnumeric-default"/>
        </table:table-row>
        <table:table-row table:style-name="AROW-2">
          <table:table-cell table:style-name="ACE-0x7f15ab78d800" office:value-type="string">
            <text:p>mobileAppReturn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15ab78d800" office:value-type="string">
            <text:p>mobileAppRefund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15ab78d92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>
          <table:table-cell table:number-columns-repeated="128"/>
        </table:table-row>
        <table:table-row table:style-name="AROW-0" table:number-rows-repeated="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17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15ab7691f0" table:print="false">
        <office:forms form:automatic-focus="false" form:apply-design-mode="false">
          <form:form/>
        </office:forms>
        <table:table-column table:default-cell-style-name="ACE-0x7f15ab78c330" table:style-name="ACOL-3"/>
        <table:table-column table:default-cell-style-name="ACE-0x7f15ab78c330" table:style-name="ACOL-4"/>
        <table:table-column table:default-cell-style-name="ACE-0x7f15ab78c330" table:style-name="ACOL-5"/>
        <table:table-column table:default-cell-style-name="ACE-0x7f15ab78c330" table:style-name="ACOL-6"/>
        <table:table-column table:default-cell-style-name="ACE-0x7f15ab78c330" table:style-name="ACOL-7"/>
        <table:table-column table:default-cell-style-name="ACE-0x7f15ab78c330" table:style-name="ACOL-8"/>
        <table:table-column table:default-cell-style-name="ACE-0x7f15ab78c330" table:style-name="ACOL-9"/>
        <table:table-column table:default-cell-style-name="ACE-0x7f15ab78c330" table:style-name="ACOL-10"/>
        <table:table-column table:default-cell-style-name="ACE-0x7f15ab78c330" table:style-name="ACOL-11"/>
        <table:table-column table:default-cell-style-name="ACE-0x7f15ab78c330" table:style-name="ACOL-12"/>
        <table:table-column table:default-cell-style-name="ACE-0x7f15ab78c330" table:style-name="ACOL-13"/>
        <table:table-column table:default-cell-style-name="ACE-0x7f15ab78c330" table:style-name="ACOL-14"/>
        <table:table-column table:default-cell-style-name="ACE-0x7f15ab78c330" table:style-name="ACOL-15"/>
        <table:table-column table:default-cell-style-name="ACE-0x7f15ab78c330" table:style-name="ACOL-16"/>
        <table:table-column table:default-cell-style-name="ACE-0x7f15ab78c330" table:style-name="ACOL-17"/>
        <table:table-column table:default-cell-style-name="ACE-0x7f15ab78c330" table:style-name="ACOL-0" table:number-columns-repeated="113"/>
        <table:table-row table:style-name="AROW-2">
          <table:table-cell table:style-name="ACE-0x7f15ab78f610" office:value-type="string">
            <text:p>EmailID</text:p>
          </table:table-cell>
          <table:table-cell table:style-name="ACE-0x7f15ab78f738" office:value-type="string">
            <text:p>Password</text:p>
          </table:table-cell>
          <table:table-cell table:style-name="ACE-0x7f15ab78f860" office:value-type="string">
            <text:p>ProductName</text:p>
          </table:table-cell>
          <table:table-cell table:style-name="ACE-0x7f15ab78f988" office:value-type="string">
            <text:p>OptionName</text:p>
          </table:table-cell>
          <table:table-cell table:style-name="ACE-0x7f15ab78f988" office:value-type="string">
            <text:p>MyOrders</text:p>
          </table:table-cell>
          <table:table-cell table:style-name="ACE-0x7f15ab78f988" office:value-type="string">
            <text:p>ProductDescription</text:p>
          </table:table-cell>
          <table:table-cell table:style-name="ACE-0x7f15ab78f988" office:value-type="string">
            <text:p>ProductStatus</text:p>
          </table:table-cell>
          <table:table-cell table:style-name="ACE-0x7f15ab78f988" office:value-type="string">
            <text:p>ProductOptions</text:p>
          </table:table-cell>
          <table:table-cell table:style-name="ACE-0x7f15ab78f988" office:value-type="string">
            <text:p>RequestReturnPage</text:p>
          </table:table-cell>
          <table:table-cell table:style-name="ACE-0x7f15ab78f988" office:value-type="string">
            <text:p>ProductDropDownDetails</text:p>
          </table:table-cell>
          <table:table-cell table:style-name="ACE-0x7f15ab78f860" office:value-type="string">
            <text:p>SubReason</text:p>
          </table:table-cell>
          <table:table-cell table:style-name="ACE-0x7f15ab78f988" office:value-type="string">
            <text:p>ProductUpload</text:p>
          </table:table-cell>
          <table:table-cell table:style-name="ACE-0x7f15ab78f988" office:value-type="string">
            <text:p>RadioButtonMessage</text:p>
          </table:table-cell>
          <table:table-cell table:style-name="ACE-0x7f15ab78f988" office:value-type="string">
            <text:p>Comment</text:p>
          </table:table-cell>
          <table:table-cell table:style-name="ACE-0x7f15ab78fab0" office:value-type="string">
            <text:p>Banner</text:p>
          </table:table-cell>
          <table:table-cell table:number-columns-repeated="113" table:style-name="ACE-0x7f15ab78c330"/>
        </table:table-row>
        <table:table-row table:style-name="AROW-2">
          <table:table-cell table:style-name="ACE-0x7f15ab78edf8" office:value-type="string">
            <text:p>test2jenkins@gmail.com</text:p>
          </table:table-cell>
          <table:table-cell table:style-name="ACE-0x7f15ab78e268" office:value-type="float" office:value="123456">
            <text:p>123456</text:p>
          </table:table-cell>
          <table:table-cell table:style-name="ACE-0x7f15ab78ea80" office:value-type="string">
            <text:p>Product-Test-Crestech-5|Product-Test-Crestech-4|Product-Test-Crestech-3|Product-Test-Crestech-2|Product-Test-Crestech-1</text:p>
          </table:table-cell>
          <table:table-cell table:style-name="ACE-0x7f15ab78e830" office:value-type="string">
            <text:p>My Orders</text:p>
          </table:table-cell>
          <table:table-cell table:style-name="ACE-0x7f15ab78e5e0" office:value-type="string">
            <text:p>Product-Test-Crestech-5</text:p>
          </table:table-cell>
          <table:table-cell table:style-name="ACE-0x7f15ab78e5e0" office:value-type="string">
            <text:p>Product-Test-Crestech-5|55952575|09 Jun 2015|40.00|1</text:p>
          </table:table-cell>
          <table:table-cell table:style-name="ACE-0x7f15ab78e5e0" office:value-type="string">
            <text:p>Delivered|Shipped|Complete</text:p>
          </table:table-cell>
          <table:table-cell table:style-name="ACE-0x7f15ab78e5e0" office:value-type="string">
            <text:p>Reorder|Return|Support|Details</text:p>
          </table:table-cell>
          <table:table-cell table:style-name="ACE-0x7f15ab78e5e0" office:value-type="string">
            <text:p>REQUEST RETURN</text:p>
          </table:table-cell>
          <table:table-cell table:style-name="ACE-0x7f15ab78e5e0" office:value-type="string">
            <text:p>Please Select Reason for Return|Defective Product|Not Happy with the product|Wrong Product|Missing Product/Accessories|Damaged</text:p>
          </table:table-cell>
          <table:table-cell table:style-name="ACE-0x7f15ab78e5e0" office:value-type="string">
            <text:p>Please Select Sub Reason for Return|Authenticity|Quality |Passed Expiry /Warranty Date</text:p>
          </table:table-cell>
          <table:table-cell table:style-name="ACE-0x7f15ab78e5e0" office:value-type="string">
            <text:p>No File Choosen|1 files uploaded</text:p>
          </table:table-cell>
          <table:table-cell table:style-name="ACE-0x7f15ab78e5e0" office:value-type="string">
            <text:p>Refund|Replace item|I will send it MYSELF|I want ShopClues to pick up this product|Refund in CluesBucks|Refund to my Bank/Card</text:p>
          </table:table-cell>
          <table:table-cell table:style-name="ACE-0x7f15ab78e5e0" office:value-type="string">
            <text:p>Product need to change on priority bases</text:p>
          </table:table-cell>
          <table:table-cell table:style-name="ACE-0x7f15ab78f048" office:value-type="string">
            <text:p>RETURN REQUEST RECIEVED</text:p>
          </table:table-cell>
          <table:table-cell table:number-columns-repeated="113" table:style-name="ACE-0x7f15ab78c33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14" gnm:end-row="0"/>
        </gnm:selections>
      </table:table>
      <table:table table:name="MQA2_TestData" table:style-name="ta-0x7f15ab7693e0" table:print="false">
        <office:forms form:automatic-focus="false" form:apply-design-mode="false">
          <form:form/>
        </office:forms>
        <table:table-column table:default-cell-style-name="ACE-0x7f15ab78d110" table:style-name="ACOL-3"/>
        <table:table-column table:default-cell-style-name="ACE-0x7f15ab78d110" table:style-name="ACOL-4"/>
        <table:table-column table:default-cell-style-name="ACE-0x7f15ab78d110" table:style-name="ACOL-5"/>
        <table:table-column table:default-cell-style-name="ACE-0x7f15ab78d110" table:style-name="ACOL-6"/>
        <table:table-column table:default-cell-style-name="ACE-0x7f15ab78d110" table:style-name="ACOL-7"/>
        <table:table-column table:default-cell-style-name="ACE-0x7f15ab78d110" table:style-name="ACOL-8"/>
        <table:table-column table:default-cell-style-name="ACE-0x7f15ab78d110" table:style-name="ACOL-9"/>
        <table:table-column table:default-cell-style-name="ACE-0x7f15ab78d110" table:style-name="ACOL-10"/>
        <table:table-column table:default-cell-style-name="ACE-0x7f15ab78d110" table:style-name="ACOL-11"/>
        <table:table-column table:default-cell-style-name="ACE-0x7f15ab78d110" table:style-name="ACOL-12"/>
        <table:table-column table:default-cell-style-name="ACE-0x7f15ab78d110" table:style-name="ACOL-13"/>
        <table:table-column table:default-cell-style-name="ACE-0x7f15ab78d110" table:style-name="ACOL-14"/>
        <table:table-column table:default-cell-style-name="ACE-0x7f15ab78d110" table:style-name="ACOL-15"/>
        <table:table-column table:default-cell-style-name="ACE-0x7f15ab78d110" table:style-name="ACOL-16"/>
        <table:table-column table:default-cell-style-name="ACE-0x7f15ab78d110" table:style-name="ACOL-17"/>
        <table:table-column table:default-cell-style-name="ACE-0x7f15ab78d110" table:style-name="ACOL-0" table:number-columns-repeated="113"/>
        <table:table-row table:style-name="AROW-2">
          <table:table-cell table:style-name="ACE-0x7f15ab78cfe8" office:value-type="string">
            <text:p>EmailID</text:p>
          </table:table-cell>
          <table:table-cell table:style-name="ACE-0x7f15ab78c8f8" office:value-type="string">
            <text:p>Password</text:p>
          </table:table-cell>
          <table:table-cell table:style-name="ACE-0x7f15ab78cec0" office:value-type="string">
            <text:p>ProductName</text:p>
          </table:table-cell>
          <table:table-cell table:style-name="ACE-0x7f15ab78d488" office:value-type="string">
            <text:p>OptionName</text:p>
          </table:table-cell>
          <table:table-cell table:style-name="ACE-0x7f15ab78d488" office:value-type="string">
            <text:p>MyOrders</text:p>
          </table:table-cell>
          <table:table-cell table:style-name="ACE-0x7f15ab78d488" office:value-type="string">
            <text:p>ProductDescription</text:p>
          </table:table-cell>
          <table:table-cell table:style-name="ACE-0x7f15ab78d488" office:value-type="string">
            <text:p>ProductStatus</text:p>
          </table:table-cell>
          <table:table-cell table:style-name="ACE-0x7f15ab78d488" office:value-type="string">
            <text:p>ProductOptions</text:p>
          </table:table-cell>
          <table:table-cell table:style-name="ACE-0x7f15ab78d488" office:value-type="string">
            <text:p>RequestReturnPage</text:p>
          </table:table-cell>
          <table:table-cell table:style-name="ACE-0x7f15ab78d488" office:value-type="string">
            <text:p>ProductDropDownDetails</text:p>
          </table:table-cell>
          <table:table-cell table:style-name="ACE-0x7f15ab78cec0" office:value-type="string">
            <text:p>SubReason</text:p>
          </table:table-cell>
          <table:table-cell table:style-name="ACE-0x7f15ab78d488" office:value-type="string">
            <text:p>ProductUpload</text:p>
          </table:table-cell>
          <table:table-cell table:style-name="ACE-0x7f15ab78d488" office:value-type="string">
            <text:p>RadioButtonMessage</text:p>
          </table:table-cell>
          <table:table-cell table:style-name="ACE-0x7f15ab78d488" office:value-type="string">
            <text:p>Comment</text:p>
          </table:table-cell>
          <table:table-cell table:style-name="ACE-0x7f15ab78d360" office:value-type="string">
            <text:p>Banner</text:p>
          </table:table-cell>
          <table:table-cell table:number-columns-repeated="113" table:style-name="ACE-0x7f15ab78d110"/>
        </table:table-row>
        <table:table-row table:style-name="AROW-2">
          <table:table-cell table:style-name="ACE-0x7f15ab78cc70" office:value-type="string">
            <text:p>test2jenkins@gmail.com</text:p>
          </table:table-cell>
          <table:table-cell table:style-name="ACE-0x7f15ab78c6a8" office:value-type="float" office:value="123456">
            <text:p>123456</text:p>
          </table:table-cell>
          <table:table-cell table:style-name="ACE-0x7f15ab78ca20" office:value-type="string">
            <text:p>Product-Test-Crestech-5|Product-Test-Crestech-4|Product-Test-Crestech-3|Product-Test-Crestech-2|Product-Test-Crestech-1</text:p>
          </table:table-cell>
          <table:table-cell table:style-name="ACE-0x7f15ab78d5b0" office:value-type="string">
            <text:p>My Orders</text:p>
          </table:table-cell>
          <table:table-cell table:style-name="ACE-0x7f15ab78d238" office:value-type="string">
            <text:p>Product-Test-Crestech-5</text:p>
          </table:table-cell>
          <table:table-cell table:style-name="ACE-0x7f15ab78d238" office:value-type="string">
            <text:p>Product-Test-Crestech-5|55952575|09 Jun 2015|40.00|1</text:p>
          </table:table-cell>
          <table:table-cell table:style-name="ACE-0x7f15ab78d238" office:value-type="string">
            <text:p>Delivered|Shipped|Complete</text:p>
          </table:table-cell>
          <table:table-cell table:style-name="ACE-0x7f15ab78d238" office:value-type="string">
            <text:p>Reorder|Return|Support|Details</text:p>
          </table:table-cell>
          <table:table-cell table:style-name="ACE-0x7f15ab78d238" office:value-type="string">
            <text:p>REQUEST RETURN</text:p>
          </table:table-cell>
          <table:table-cell table:style-name="ACE-0x7f15ab78d238" office:value-type="string">
            <text:p>Please Select Reason for Return|Defective Product|Not Happy with the product|Wrong Product|Missing Product/Accessories|Damaged</text:p>
          </table:table-cell>
          <table:table-cell table:style-name="ACE-0x7f15ab78d238" office:value-type="string">
            <text:p>Please Select Sub Reason for Return|Authenticity|Quality |Passed Expiry /Warranty Date</text:p>
          </table:table-cell>
          <table:table-cell table:style-name="ACE-0x7f15ab78d238" office:value-type="string">
            <text:p>No File Choosen|1 files uploaded</text:p>
          </table:table-cell>
          <table:table-cell table:style-name="ACE-0x7f15ab78d238" office:value-type="string">
            <text:p>Refund|Replace item|I will send it MYSELF|I want ShopClues to pick up this product|Refund in CluesBucks|Refund to my Bank/Card</text:p>
          </table:table-cell>
          <table:table-cell table:style-name="ACE-0x7f15ab78d238" office:value-type="string">
            <text:p>Product need to change on priority bases</text:p>
          </table:table-cell>
          <table:table-cell table:style-name="ACE-0x7f15ab78c458" office:value-type="string">
            <text:p>RETURN REQUEST RECIEVED</text:p>
          </table:table-cell>
          <table:table-cell table:number-columns-repeated="113" table:style-name="ACE-0x7f15ab78d11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15ab7695d0" table:print="false">
        <office:forms form:automatic-focus="false" form:apply-design-mode="false">
          <form:form/>
        </office:forms>
        <table:table-column table:default-cell-style-name="ACE-0x7f15ab78ddc8" table:style-name="ACOL-3"/>
        <table:table-column table:default-cell-style-name="ACE-0x7f15ab78ddc8" table:style-name="ACOL-4"/>
        <table:table-column table:default-cell-style-name="ACE-0x7f15ab78ddc8" table:style-name="ACOL-5"/>
        <table:table-column table:default-cell-style-name="ACE-0x7f15ab78ddc8" table:style-name="ACOL-6"/>
        <table:table-column table:default-cell-style-name="ACE-0x7f15ab78ddc8" table:style-name="ACOL-7"/>
        <table:table-column table:default-cell-style-name="ACE-0x7f15ab78ddc8" table:style-name="ACOL-8"/>
        <table:table-column table:default-cell-style-name="ACE-0x7f15ab78ddc8" table:style-name="ACOL-9"/>
        <table:table-column table:default-cell-style-name="ACE-0x7f15ab78ddc8" table:style-name="ACOL-10"/>
        <table:table-column table:default-cell-style-name="ACE-0x7f15ab78ddc8" table:style-name="ACOL-11"/>
        <table:table-column table:default-cell-style-name="ACE-0x7f15ab78ddc8" table:style-name="ACOL-12"/>
        <table:table-column table:default-cell-style-name="ACE-0x7f15ab78ddc8" table:style-name="ACOL-13"/>
        <table:table-column table:default-cell-style-name="ACE-0x7f15ab78ddc8" table:style-name="ACOL-14"/>
        <table:table-column table:default-cell-style-name="ACE-0x7f15ab78ddc8" table:style-name="ACOL-15"/>
        <table:table-column table:default-cell-style-name="ACE-0x7f15ab78ddc8" table:style-name="ACOL-16"/>
        <table:table-column table:default-cell-style-name="ACE-0x7f15ab78ddc8" table:style-name="ACOL-17"/>
        <table:table-column table:default-cell-style-name="ACE-0x7f15ab78ddc8" table:style-name="ACOL-0" table:number-columns-repeated="113"/>
        <table:table-row table:style-name="AROW-2">
          <table:table-cell table:style-name="ACE-0x7f15ab78def0" office:value-type="string">
            <text:p>EmailID</text:p>
          </table:table-cell>
          <table:table-cell table:style-name="ACE-0x7f15ab78dca0" office:value-type="string">
            <text:p>Password</text:p>
          </table:table-cell>
          <table:table-cell table:style-name="ACE-0x7f15ab78e140" office:value-type="string">
            <text:p>ProductName</text:p>
          </table:table-cell>
          <table:table-cell table:style-name="ACE-0x7f15ab78da50" office:value-type="string">
            <text:p>OptionName</text:p>
          </table:table-cell>
          <table:table-cell table:style-name="ACE-0x7f15ab78da50" office:value-type="string">
            <text:p>MyOrders</text:p>
          </table:table-cell>
          <table:table-cell table:style-name="ACE-0x7f15ab78da50" office:value-type="string">
            <text:p>ProductDescription</text:p>
          </table:table-cell>
          <table:table-cell table:style-name="ACE-0x7f15ab78da50" office:value-type="string">
            <text:p>ProductStatus</text:p>
          </table:table-cell>
          <table:table-cell table:style-name="ACE-0x7f15ab78da50" office:value-type="string">
            <text:p>ProductOptions</text:p>
          </table:table-cell>
          <table:table-cell table:style-name="ACE-0x7f15ab78da50" office:value-type="string">
            <text:p>RequestReturnPage</text:p>
          </table:table-cell>
          <table:table-cell table:style-name="ACE-0x7f15ab78da50" office:value-type="string">
            <text:p>ProductDropDownDetails</text:p>
          </table:table-cell>
          <table:table-cell table:style-name="ACE-0x7f15ab78e140" office:value-type="string">
            <text:p>SubReason</text:p>
          </table:table-cell>
          <table:table-cell table:style-name="ACE-0x7f15ab78da50" office:value-type="string">
            <text:p>ProductUpload</text:p>
          </table:table-cell>
          <table:table-cell table:style-name="ACE-0x7f15ab78da50" office:value-type="string">
            <text:p>RadioButtonMessage</text:p>
          </table:table-cell>
          <table:table-cell table:style-name="ACE-0x7f15ab78da50" office:value-type="string">
            <text:p>Comment</text:p>
          </table:table-cell>
          <table:table-cell table:style-name="ACE-0x7f15ab78e018" office:value-type="string">
            <text:p>Banner</text:p>
          </table:table-cell>
          <table:table-cell table:number-columns-repeated="113" table:style-name="ACE-0x7f15ab78ddc8"/>
        </table:table-row>
        <table:table-row table:style-name="AROW-2">
          <table:table-cell table:style-name="ACE-0x7f15ab78e390" office:value-type="string">
            <text:p>test2jenkins@gmail.com</text:p>
          </table:table-cell>
          <table:table-cell table:style-name="ACE-0x7f15ab78eba8" office:value-type="float" office:value="123456">
            <text:p>123456</text:p>
          </table:table-cell>
          <table:table-cell table:style-name="ACE-0x7f15ab78e4b8" office:value-type="string">
            <text:p>Product-Test-Crestech-5|Product-Test-Crestech-4|Product-Test-Crestech-3|Product-Test-Crestech-2|Product-Test-Crestech-1</text:p>
          </table:table-cell>
          <table:table-cell table:style-name="ACE-0x7f15ab78ef20" office:value-type="string">
            <text:p>My Orders</text:p>
          </table:table-cell>
          <table:table-cell table:style-name="ACE-0x7f15ab78e708" office:value-type="string">
            <text:p>Product-Test-Crestech-5</text:p>
          </table:table-cell>
          <table:table-cell table:style-name="ACE-0x7f15ab78e708" office:value-type="string">
            <text:p>Product-Test-Crestech-5|55952575|09 Jun 2015|40.00|1</text:p>
          </table:table-cell>
          <table:table-cell table:style-name="ACE-0x7f15ab78e708" office:value-type="string">
            <text:p>Delivered|Shipped|Complete</text:p>
          </table:table-cell>
          <table:table-cell table:style-name="ACE-0x7f15ab78e708" office:value-type="string">
            <text:p>Reorder|Return|Support|Details</text:p>
          </table:table-cell>
          <table:table-cell table:style-name="ACE-0x7f15ab78e708" office:value-type="string">
            <text:p>REQUEST RETURN</text:p>
          </table:table-cell>
          <table:table-cell table:style-name="ACE-0x7f15ab78e708" office:value-type="string">
            <text:p>Please Select Reason for Return|Defective Product|Not Happy with the product|Wrong Product|Missing Product/Accessories|Damaged</text:p>
          </table:table-cell>
          <table:table-cell table:style-name="ACE-0x7f15ab78e708" office:value-type="string">
            <text:p>Please Select Sub Reason for Return|Authenticity|Quality |Passed Expiry /Warranty Date</text:p>
          </table:table-cell>
          <table:table-cell table:style-name="ACE-0x7f15ab78e708" office:value-type="string">
            <text:p>No File Choosen|1 files uploaded</text:p>
          </table:table-cell>
          <table:table-cell table:style-name="ACE-0x7f15ab78e708" office:value-type="string">
            <text:p>Refund|Replace item|I will send it MYSELF|I want ShopClues to pick up this product|Refund in CluesBucks|Refund to my Bank/Card</text:p>
          </table:table-cell>
          <table:table-cell table:style-name="ACE-0x7f15ab78e708" office:value-type="string">
            <text:p>Product need to change on priority bases</text:p>
          </table:table-cell>
          <table:table-cell table:style-name="ACE-0x7f15ab78db78" office:value-type="string">
            <text:p>RETURN REQUEST RECIEVED</text:p>
          </table:table-cell>
          <table:table-cell table:number-columns-repeated="113" table:style-name="ACE-0x7f15ab78ddc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15ab7697c0" table:print="false">
        <office:forms form:automatic-focus="false" form:apply-design-mode="false">
          <form:form/>
        </office:forms>
        <table:table-column table:default-cell-style-name="ACE-0x7f15ab78e958" table:style-name="ACOL-3"/>
        <table:table-column table:default-cell-style-name="ACE-0x7f15ab78e958" table:style-name="ACOL-4"/>
        <table:table-column table:default-cell-style-name="ACE-0x7f15ab78e958" table:style-name="ACOL-5"/>
        <table:table-column table:default-cell-style-name="ACE-0x7f15ab78e958" table:style-name="ACOL-6"/>
        <table:table-column table:default-cell-style-name="ACE-0x7f15ab78e958" table:style-name="ACOL-7"/>
        <table:table-column table:default-cell-style-name="ACE-0x7f15ab78e958" table:style-name="ACOL-8"/>
        <table:table-column table:default-cell-style-name="ACE-0x7f15ab78e958" table:style-name="ACOL-9"/>
        <table:table-column table:default-cell-style-name="ACE-0x7f15ab78e958" table:style-name="ACOL-10"/>
        <table:table-column table:default-cell-style-name="ACE-0x7f15ab78e958" table:style-name="ACOL-11"/>
        <table:table-column table:default-cell-style-name="ACE-0x7f15ab78e958" table:style-name="ACOL-12"/>
        <table:table-column table:default-cell-style-name="ACE-0x7f15ab78e958" table:style-name="ACOL-13"/>
        <table:table-column table:default-cell-style-name="ACE-0x7f15ab78e958" table:style-name="ACOL-14"/>
        <table:table-column table:default-cell-style-name="ACE-0x7f15ab78e958" table:style-name="ACOL-15"/>
        <table:table-column table:default-cell-style-name="ACE-0x7f15ab78e958" table:style-name="ACOL-16"/>
        <table:table-column table:default-cell-style-name="ACE-0x7f15ab78e958" table:style-name="ACOL-17"/>
        <table:table-column table:default-cell-style-name="ACE-0x7f15ab78e958" table:style-name="ACOL-0" table:number-columns-repeated="113"/>
        <table:table-row table:style-name="AROW-2">
          <table:table-cell table:style-name="ACE-0x7f15ab78ecd0" office:value-type="string">
            <text:p>EmailID</text:p>
          </table:table-cell>
          <table:table-cell table:style-name="ACE-0x7f15ab78f3c0" office:value-type="string">
            <text:p>Password</text:p>
          </table:table-cell>
          <table:table-cell table:style-name="ACE-0x7f15ab78f170" office:value-type="string">
            <text:p>ProductName</text:p>
          </table:table-cell>
          <table:table-cell table:style-name="ACE-0x7f15ab78fd00" office:value-type="string">
            <text:p>OptionName</text:p>
          </table:table-cell>
          <table:table-cell table:style-name="ACE-0x7f15ab78fd00" office:value-type="string">
            <text:p>MyOrders</text:p>
          </table:table-cell>
          <table:table-cell table:style-name="ACE-0x7f15ab78fd00" office:value-type="string">
            <text:p>ProductDescription</text:p>
          </table:table-cell>
          <table:table-cell table:style-name="ACE-0x7f15ab78fd00" office:value-type="string">
            <text:p>ProductStatus</text:p>
          </table:table-cell>
          <table:table-cell table:style-name="ACE-0x7f15ab78fd00" office:value-type="string">
            <text:p>ProductOptions</text:p>
          </table:table-cell>
          <table:table-cell table:style-name="ACE-0x7f15ab78fd00" office:value-type="string">
            <text:p>RequestReturnPage</text:p>
          </table:table-cell>
          <table:table-cell table:style-name="ACE-0x7f15ab78fd00" office:value-type="string">
            <text:p>ProductDropDownDetails</text:p>
          </table:table-cell>
          <table:table-cell table:style-name="ACE-0x7f15ab78f170" office:value-type="string">
            <text:p>SubReason</text:p>
          </table:table-cell>
          <table:table-cell table:style-name="ACE-0x7f15ab78fd00" office:value-type="string">
            <text:p>ProductUpload</text:p>
          </table:table-cell>
          <table:table-cell table:style-name="ACE-0x7f15ab78fd00" office:value-type="string">
            <text:p>RadioButtonMessage</text:p>
          </table:table-cell>
          <table:table-cell table:style-name="ACE-0x7f15ab78fd00" office:value-type="string">
            <text:p>Comment</text:p>
          </table:table-cell>
          <table:table-cell table:style-name="ACE-0x7f15ab78c7d0" office:value-type="string">
            <text:p>Banner</text:p>
          </table:table-cell>
          <table:table-cell table:number-columns-repeated="113" table:style-name="ACE-0x7f15ab78e958"/>
        </table:table-row>
        <table:table-row table:style-name="AROW-2">
          <table:table-cell table:style-name="ACE-0x7f15ab78c580" office:value-type="string">
            <text:p>test2jenkins@gmail.com</text:p>
          </table:table-cell>
          <table:table-cell table:style-name="ACE-0x7f15ab78f298" office:value-type="float" office:value="123456">
            <text:p>123456</text:p>
          </table:table-cell>
          <table:table-cell table:style-name="ACE-0x7f15ab78cb48" office:value-type="string">
            <text:p>Product-Test-Crestech-5|Product-Test-Crestech-4|Product-Test-Crestech-3|Product-Test-Crestech-2|Product-Test-Crestech-1</text:p>
          </table:table-cell>
          <table:table-cell table:style-name="ACE-0x7f15ab78fbd8" office:value-type="string">
            <text:p>My Orders</text:p>
          </table:table-cell>
          <table:table-cell table:style-name="ACE-0x7f15ab78fe28" office:value-type="string">
            <text:p>Product-Test-Crestech-5</text:p>
          </table:table-cell>
          <table:table-cell table:style-name="ACE-0x7f15ab78fe28" office:value-type="string">
            <text:p>Product-Test-Crestech-5|55952575|09 Jun 2015|40.00|1</text:p>
          </table:table-cell>
          <table:table-cell table:style-name="ACE-0x7f15ab78fe28" office:value-type="string">
            <text:p>Delivered|Shipped|Complete</text:p>
          </table:table-cell>
          <table:table-cell table:style-name="ACE-0x7f15ab78fe28" office:value-type="string">
            <text:p>Reorder|Return|Support|Details</text:p>
          </table:table-cell>
          <table:table-cell table:style-name="ACE-0x7f15ab78fe28" office:value-type="string">
            <text:p>REQUEST RETURN</text:p>
          </table:table-cell>
          <table:table-cell table:style-name="ACE-0x7f15ab78fe28" office:value-type="string">
            <text:p>Please Select Reason for Return|Defective Product|Not Happy with the product|Wrong Product|Missing Product/Accessories|Damaged</text:p>
          </table:table-cell>
          <table:table-cell table:style-name="ACE-0x7f15ab78fe28" office:value-type="string">
            <text:p>Please Select Sub Reason for Return|Authenticity|Quality |Passed Expiry /Warranty Date</text:p>
          </table:table-cell>
          <table:table-cell table:style-name="ACE-0x7f15ab78fe28" office:value-type="string">
            <text:p>No File Choosen|1 files uploaded</text:p>
          </table:table-cell>
          <table:table-cell table:style-name="ACE-0x7f15ab78fe28" office:value-type="string">
            <text:p>Refund|Replace item|I will send it MYSELF|I want ShopClues to pick up this product|Refund in CluesBucks|Refund to my Bank/Card</text:p>
          </table:table-cell>
          <table:table-cell table:style-name="ACE-0x7f15ab78fe28" office:value-type="string">
            <text:p>Product need to change on priority bases</text:p>
          </table:table-cell>
          <table:table-cell table:style-name="ACE-0x7f15ab78f4e8" office:value-type="string">
            <text:p>RETURN REQUEST RECIEVED</text:p>
          </table:table-cell>
          <table:table-cell table:number-columns-repeated="113" table:style-name="ACE-0x7f15ab78e95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15ab7699b0" table:print="false">
        <office:forms form:automatic-focus="false" form:apply-design-mode="false">
          <form:form/>
        </office:forms>
        <table:table-column table:default-cell-style-name="ACE-0x7f15ab78ff50" table:style-name="ACOL-3"/>
        <table:table-column table:default-cell-style-name="ACE-0x7f15ab78ff50" table:style-name="ACOL-4"/>
        <table:table-column table:default-cell-style-name="ACE-0x7f15ab78ff50" table:style-name="ACOL-5"/>
        <table:table-column table:default-cell-style-name="ACE-0x7f15ab78ff50" table:style-name="ACOL-6"/>
        <table:table-column table:default-cell-style-name="ACE-0x7f15ab78ff50" table:style-name="ACOL-7"/>
        <table:table-column table:default-cell-style-name="ACE-0x7f15ab78ff50" table:style-name="ACOL-8"/>
        <table:table-column table:default-cell-style-name="ACE-0x7f15ab78ff50" table:style-name="ACOL-9"/>
        <table:table-column table:default-cell-style-name="ACE-0x7f15ab78ff50" table:style-name="ACOL-10"/>
        <table:table-column table:default-cell-style-name="ACE-0x7f15ab78ff50" table:style-name="ACOL-11"/>
        <table:table-column table:default-cell-style-name="ACE-0x7f15ab78ff50" table:style-name="ACOL-12"/>
        <table:table-column table:default-cell-style-name="ACE-0x7f15ab78ff50" table:style-name="ACOL-13"/>
        <table:table-column table:default-cell-style-name="ACE-0x7f15ab78ff50" table:style-name="ACOL-14"/>
        <table:table-column table:default-cell-style-name="ACE-0x7f15ab78ff50" table:style-name="ACOL-15"/>
        <table:table-column table:default-cell-style-name="ACE-0x7f15ab78ff50" table:style-name="ACOL-16"/>
        <table:table-column table:default-cell-style-name="ACE-0x7f15ab78ff50" table:style-name="ACOL-17"/>
        <table:table-column table:default-cell-style-name="ACE-0x7f15ab78ff50" table:style-name="ACOL-0" table:number-columns-repeated="113"/>
        <table:table-row table:style-name="AROW-2">
          <table:table-cell table:style-name="ACE-0x7f15abfadc08" office:value-type="string">
            <text:p>EmailID</text:p>
          </table:table-cell>
          <table:table-cell table:style-name="ACE-0x7f15abfadf80" office:value-type="string">
            <text:p>Password</text:p>
          </table:table-cell>
          <table:table-cell table:style-name="ACE-0x7f15abfae1d0" office:value-type="string">
            <text:p>ProductName</text:p>
          </table:table-cell>
          <table:table-cell table:style-name="ACE-0x7f15abfae670" office:value-type="string">
            <text:p>OptionName</text:p>
          </table:table-cell>
          <table:table-cell table:style-name="ACE-0x7f15abfae670" office:value-type="string">
            <text:p>MyOrders</text:p>
          </table:table-cell>
          <table:table-cell table:style-name="ACE-0x7f15abfae670" office:value-type="string">
            <text:p>ProductDescription</text:p>
          </table:table-cell>
          <table:table-cell table:style-name="ACE-0x7f15abfae670" office:value-type="string">
            <text:p>ProductStatus</text:p>
          </table:table-cell>
          <table:table-cell table:style-name="ACE-0x7f15abfae670" office:value-type="string">
            <text:p>ProductOptions</text:p>
          </table:table-cell>
          <table:table-cell table:style-name="ACE-0x7f15abfae670" office:value-type="string">
            <text:p>RequestReturnPage</text:p>
          </table:table-cell>
          <table:table-cell table:style-name="ACE-0x7f15abfae670" office:value-type="string">
            <text:p>ProductDropDownDetails</text:p>
          </table:table-cell>
          <table:table-cell table:style-name="ACE-0x7f15abfae1d0" office:value-type="string">
            <text:p>SubReason</text:p>
          </table:table-cell>
          <table:table-cell table:style-name="ACE-0x7f15abfae670" office:value-type="string">
            <text:p>ProductUpload</text:p>
          </table:table-cell>
          <table:table-cell table:style-name="ACE-0x7f15abfae670" office:value-type="string">
            <text:p>RadioButtonMessage</text:p>
          </table:table-cell>
          <table:table-cell table:style-name="ACE-0x7f15abfae670" office:value-type="string">
            <text:p>Comment</text:p>
          </table:table-cell>
          <table:table-cell table:style-name="ACE-0x7f15abfae420" office:value-type="string">
            <text:p>Banner</text:p>
          </table:table-cell>
          <table:table-cell table:number-columns-repeated="113" table:style-name="ACE-0x7f15ab78ff50"/>
        </table:table-row>
        <table:table-row table:style-name="AROW-2">
          <table:table-cell table:style-name="ACE-0x7f15abfadd30" office:value-type="string">
            <text:p>test2jenkins@gmail.com</text:p>
          </table:table-cell>
          <table:table-cell table:style-name="ACE-0x7f15abfae0a8" office:value-type="float" office:value="123456">
            <text:p>123456</text:p>
          </table:table-cell>
          <table:table-cell table:style-name="ACE-0x7f15abfae2f8" office:value-type="string">
            <text:p>Product-Test-Crestech-5|Product-Test-Crestech-4|Product-Test-Crestech-3|Product-Test-Crestech-2|Product-Test-Crestech-1</text:p>
          </table:table-cell>
          <table:table-cell table:style-name="ACE-0x7f15abfae548" office:value-type="string">
            <text:p>My Orders</text:p>
          </table:table-cell>
          <table:table-cell table:style-name="ACE-0x7f15abfae798" office:value-type="string">
            <text:p>Product-Test-Crestech-5</text:p>
          </table:table-cell>
          <table:table-cell table:style-name="ACE-0x7f15abfae798" office:value-type="string">
            <text:p>Product-Test-Crestech-5|55952575|09 Jun 2015|40.00|1</text:p>
          </table:table-cell>
          <table:table-cell table:style-name="ACE-0x7f15abfae798" office:value-type="string">
            <text:p>Delivered|Shipped|Complete</text:p>
          </table:table-cell>
          <table:table-cell table:style-name="ACE-0x7f15abfae798" office:value-type="string">
            <text:p>Reorder|Return|Support|Details</text:p>
          </table:table-cell>
          <table:table-cell table:style-name="ACE-0x7f15abfae798" office:value-type="string">
            <text:p>REQUEST RETURN</text:p>
          </table:table-cell>
          <table:table-cell table:style-name="ACE-0x7f15abfae798" office:value-type="string">
            <text:p>Please Select Reason for Return|Defective Product|Not Happy with the product|Wrong Product|Missing Product/Accessories|Damaged</text:p>
          </table:table-cell>
          <table:table-cell table:style-name="ACE-0x7f15abfae798" office:value-type="string">
            <text:p>Please Select Sub Reason for Return|Authenticity|Quality |Passed Expiry /Warranty Date</text:p>
          </table:table-cell>
          <table:table-cell table:style-name="ACE-0x7f15abfae798" office:value-type="string">
            <text:p>No File Choosen|1 files uploaded</text:p>
          </table:table-cell>
          <table:table-cell table:style-name="ACE-0x7f15abfae798" office:value-type="string">
            <text:p>Refund|Replace item|I will send it MYSELF|I want ShopClues to pick up this product|Refund in CluesBucks|Refund to my Bank/Card</text:p>
          </table:table-cell>
          <table:table-cell table:style-name="ACE-0x7f15abfae798" office:value-type="string">
            <text:p>Product need to change on priority bases</text:p>
          </table:table-cell>
          <table:table-cell table:style-name="ACE-0x7f15abfade58" office:value-type="string">
            <text:p>RETURN REQUEST RECIEVED</text:p>
          </table:table-cell>
          <table:table-cell table:number-columns-repeated="113" table:style-name="ACE-0x7f15ab78ff5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5ab59f0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5ab76e7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5abe890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5abe8ad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5abf5da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5abfa10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15ab769000" style:display-name="TestCase" style:page-layout-name="pl-0x7f15ab59f0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5ab7691f0" style:display-name="MQA1_TestData" style:page-layout-name="pl-0x7f15ab76e7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5ab7693e0" style:display-name="MQA2_TestData" style:page-layout-name="pl-0x7f15abe890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5ab7695d0" style:display-name="MQA3_TestData" style:page-layout-name="pl-0x7f15abe8ad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5ab7697c0" style:display-name="MQA4_TestData" style:page-layout-name="pl-0x7f15abf5da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5ab7699b0" style:display-name="MQA5_TestData" style:page-layout-name="pl-0x7f15abfa10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05:09:06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